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2d3" officeooo:paragraph-rsid="000d72d3"/>
    </style:style>
    <style:style style:name="P2" style:family="paragraph" style:parent-style-name="Standard" style:list-style-name="L1">
      <style:text-properties officeooo:rsid="000d72d3" officeooo:paragraph-rsid="000f35c4"/>
    </style:style>
    <style:style style:name="P3" style:family="paragraph" style:parent-style-name="Standard" style:list-style-name="L2">
      <style:text-properties officeooo:rsid="000d72d3" officeooo:paragraph-rsid="000f35c4"/>
    </style:style>
    <style:style style:name="P4" style:family="paragraph" style:parent-style-name="Standard" style:list-style-name="L2">
      <style:text-properties officeooo:rsid="000d72d3" officeooo:paragraph-rsid="000d72d3"/>
    </style:style>
    <style:style style:name="P5" style:family="paragraph" style:parent-style-name="Standard" style:list-style-name="L6">
      <style:text-properties officeooo:rsid="000d72d3" officeooo:paragraph-rsid="0010026d"/>
    </style:style>
    <style:style style:name="P6" style:family="paragraph" style:parent-style-name="Standard" style:list-style-name="L6">
      <style:text-properties officeooo:rsid="000d72d3" officeooo:paragraph-rsid="000d72d3"/>
    </style:style>
    <style:style style:name="P7" style:family="paragraph" style:parent-style-name="Standard" style:list-style-name="L7">
      <style:text-properties officeooo:rsid="000d72d3" officeooo:paragraph-rsid="0010026d"/>
    </style:style>
    <style:style style:name="P8" style:family="paragraph" style:parent-style-name="Standard">
      <style:text-properties fo:font-weight="bold" officeooo:rsid="000d72d3" officeooo:paragraph-rsid="000d72d3" style:font-weight-asian="bold" style:font-weight-complex="bold"/>
    </style:style>
    <style:style style:name="P9" style:family="paragraph" style:parent-style-name="Standard">
      <style:text-properties fo:font-weight="bold" officeooo:rsid="000d72d3" officeooo:paragraph-rsid="000f35c4" style:font-weight-asian="bold" style:font-weight-complex="bold"/>
    </style:style>
    <style:style style:name="P10" style:family="paragraph" style:parent-style-name="Standard">
      <style:text-properties fo:font-weight="bold" officeooo:rsid="000d72d3" officeooo:paragraph-rsid="0010026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026d" officeooo:paragraph-rsid="0010026d" style:font-weight-asian="bold" style:font-weight-complex="bold"/>
    </style:style>
    <style:style style:name="P12" style:family="paragraph" style:parent-style-name="Standard" style:list-style-name="L3">
      <style:text-properties officeooo:paragraph-rsid="0010026d"/>
    </style:style>
    <style:style style:name="P13" style:family="paragraph" style:parent-style-name="Standard" style:list-style-name="L4">
      <style:text-properties officeooo:paragraph-rsid="000d72d3"/>
    </style:style>
    <style:style style:name="P14" style:family="paragraph" style:parent-style-name="Standard" style:list-style-name="L5">
      <style:text-properties officeooo:paragraph-rsid="0010026d"/>
    </style:style>
    <style:style style:name="P15" style:family="paragraph" style:parent-style-name="Standard" style:list-style-name="L5">
      <style:text-properties officeooo:paragraph-rsid="000d72d3"/>
    </style:style>
    <style:style style:name="P16" style:family="paragraph" style:parent-style-name="Standard" style:list-style-name="L7">
      <style:text-properties officeooo:rsid="0010026d" officeooo:paragraph-rsid="0010026d"/>
    </style:style>
    <style:style style:name="P17" style:family="paragraph" style:parent-style-name="Standard" style:list-style-name="L5">
      <style:text-properties officeooo:rsid="0010918d" officeooo:paragraph-rsid="0010918d"/>
    </style:style>
    <style:style style:name="T1" style:family="text">
      <style:text-properties officeooo:rsid="000d72d3"/>
    </style:style>
    <style:style style:name="T2" style:family="text">
      <style:text-properties officeooo:rsid="000f35c4"/>
    </style:style>
    <style:style style:name="T3" style:family="text">
      <style:text-properties officeooo:rsid="001002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WIZJA – APLIKACJA UDOSTĘPNIAJĄCA ŁAMIGŁÓWKI</text:p>
      <text:p text:style-name="P1"></text:p>
      <text:p text:style-name="P8">1. Krótki opis systemu:</text:p>
      <text:p text:style-name="P1">Nasza aplikacja daje możliwość rozwiązywania jednemu użytkownikowi różnego rodzaju łamigłówek i porównywania swoich wyników z innymi w rankingu. Rozróżniamy dwa główne typy zagadek:</text:p>
      <text:list xml:id="list3099637267763307267" text:style-name="L4">
        <text:list-item>
          <text:p text:style-name="P13"><text:span text:style-name="T1">planszowe, takie jak sudoku, samotnik</text:span></text:p>
        </text:list-item>
        <text:list-item>
          <text:p text:style-name="P13"><text:span text:style-name="T1">słowne (także wariację słowno-ruchową: znajdź miejsce, takie że ...)</text:span></text:p>
        </text:list-item>
      </text:list>
      <text:p text:style-name="P1">Rozwiązanie łamigłówki pozwala odblokowywać kolejne. Istnieje możliwość wysłania „zaszyfrowanej” wiadomości, linka, czy zdjęcia – po rozwiązaniu łamigłówki adresat uzyskuje dostęp do wysłanego pliku. Każdy użytkownik może rzucić innemu łamigłówkowe wyzwanie.</text:p>
      <text:p text:style-name="P1"></text:p>
      <text:p text:style-name="P8">2. Korzyści i możliwości powstałe w wyniku systemu:</text:p>
      <text:list xml:id="list8500047867764908858" text:style-name="L1">
        <text:list-item>
          <text:p text:style-name="P2"><text:span text:style-name="T2">organizacja</text:span> gr<text:span text:style-name="T2">y</text:span> miejsk<text:span text:style-name="T2">iej</text:span> lub podobnego typu rywalizacj<text:span text:style-name="T2">i z</text:span>a pomocą kilku łamigłówek</text:p>
        </text:list-item>
        <text:list-item>
          <text:p text:style-name="P2"><text:span text:style-name="T2">p</text:span>rzesłanie komuś prezentu-niespodzianki, który można otworzyć jedynie rozwiązując zagadkę</text:p>
        </text:list-item>
        <text:list-item>
          <text:p text:style-name="P2"><text:span text:style-name="T2">u</text:span>dostępni<text:span text:style-name="T2">enie przez firmy</text:span> łamigłów<text:span text:style-name="T2">ek</text:span>, po których rozwiązaniu użytkownik otrzyma <text:span text:style-name="T2">np. kupony rabatowe</text:span></text:p>
        </text:list-item>
        <text:list-item>
          <text:p text:style-name="P2"><text:span text:style-name="T2">a</text:span>plikacja łączy aktywność umysłową i fizyczną, co korzystnie wpływa na jedno i drugie - specjaliści polecają je przeplatać</text:p>
        </text:list-item>
      </text:list>
      <text:p text:style-name="P1"></text:p>
      <text:p text:style-name="P9">3. Problemy rozwiązywane przez system:</text:p>
      <text:list xml:id="list9039104762919873084" text:style-name="L2">
        <text:list-item>
          <text:p text:style-name="P3">konieczność umieszczania zagadek w różnych miejscach przy organizacji gier terenowych</text:p>
        </text:list-item>
        <text:list-item>
          <text:p text:style-name="P4">konieczność pisania nowej aplikacji za każdym razem, gdy jakaś firma chce zaoferować kupony rabatowe</text:p>
        </text:list-item>
        <text:list-item>
          <text:p text:style-name="P4">nuda w poczekalniach</text:p>
        </text:list-item>
        <text:list-item>
          <text:p text:style-name="P4">zbyt mało czasu poświęcane<text:span text:style-name="T3">go</text:span> <text:span text:style-name="T3">treningowi</text:span> logicznego myślenia</text:p>
        </text:list-item>
      </text:list>
      <text:p text:style-name="P1"></text:p>
      <text:p text:style-name="P10">4. Dla kogo robimy system:</text:p>
      <text:list xml:id="list323037710709986496" text:style-name="L3">
        <text:list-item>
          <text:p text:style-name="P12"><text:span text:style-name="T3">dla osób lubiących logiczne myślenie i zabawę na świeżym powietrzu</text:span></text:p>
        </text:list-item>
        <text:list-item>
          <text:p text:style-name="P12"><text:span text:style-name="T3">dla firm chcących zareklamować się poprzez kupony rabatowe.</text:span></text:p>
        </text:list-item>
      </text:list>
      <text:p text:style-name="P1"></text:p>
      <text:p text:style-name="P10">5. Kluczowe funkcjonalności:</text:p>
      <text:list xml:id="list4845106070582690587" text:style-name="L5">
        <text:list-item>
          <text:p text:style-name="P14"><text:span text:style-name="T1">prezentowanie i umożliwienie rozwiązywania łamigłówek</text:span></text:p>
        </text:list-item>
        <text:list-item>
          <text:p text:style-name="P15"><text:span text:style-name="T1">łączenie zadań w ciągi - rozwiązanie jednego odblokowuje kolejne</text:span></text:p>
        </text:list-item>
        <text:list-item>
          <text:p text:style-name="P17">porównywanie wyników między użytkownikami, możliwość rzucania wyzwań</text:p>
        </text:list-item>
        <text:list-item>
          <text:p text:style-name="P15"><text:span text:style-name="T1">prezentowanie nagrody za rozwiązane zadanie</text:span></text:p>
        </text:list-item>
      </text:list>
      <text:p text:style-name="P1"></text:p>
      <text:p text:style-name="P10">6. Kluczowe wymagania poza funkcjonalne:</text:p>
      <text:list xml:id="list3192145773241336732" text:style-name="L6">
        <text:list-item>
          <text:p text:style-name="P5">aplikacja będzie działać na telefonach i tabletach z systemem Android 2.3 lub nowszym posiadających GPS</text:p>
        </text:list-item>
        <text:list-item>
          <text:p text:style-name="P6">przejrzysty i intuicyjny interfejs</text:p>
        </text:list-item>
        <text:list-item>
          <text:p text:style-name="P6">responsywność, a tam, gdzie nie da się jej osiągnąć, stosowna informacja o konieczności zaczekania</text:p>
        </text:list-item>
      </text:list>
      <text:p text:style-name="P1"></text:p>
      <text:p text:style-name="P10">7. Przewidywany "zwrot z inwestycji":</text:p>
      <text:list xml:id="list418305637498127873" text:style-name="L7">
        <text:list-item>
          <text:p text:style-name="P7">doświadczenie <text:span text:style-name="T3">w </text:span>pracy zespołowej</text:p>
        </text:list-item>
        <text:list-item>
          <text:p text:style-name="P7">satysfakcja</text:p>
        </text:list-item>
        <text:list-item>
          <text:p text:style-name="P16">wpis do C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na Wiszowata</meta:initial-creator>
    <meta:creation-date>2015-03-09T20:58:44.433918250</meta:creation-date>
    <dc:date>2015-03-09T22:36:04.587120485</dc:date>
    <dc:creator>Joanna Wiszowata</dc:creator>
    <meta:editing-duration>PT5M9S</meta:editing-duration>
    <meta:editing-cycles>1</meta:editing-cycles>
    <meta:document-statistic meta:table-count="0" meta:image-count="0" meta:object-count="0" meta:page-count="1" meta:paragraph-count="39" meta:word-count="302" meta:character-count="2178" meta:non-whitespace-character-count="1906"/>
    <meta:generator>LibreOffice/4.2.6.3$Linux_X86_64 LibreOffice_project/420m0$Build-3</meta:generator>
  </office:meta>
</office:document-meta>
</file>